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u borrador transmite la idea central con claridad y está mucho más enfocado que las versiones anteriores: presenta la vida como una <text:span text:style-name="Emphasis">criatura única</text:span>, construida a partir de individuos que desconocen el sistema al que pertenecen. Aquí te propongo una versión ligeramente editada y pulida, cuidando el estilo, el ritmo y la coherencia interna, sin alterar tus ideas principales. He reforzado la fluidez entre secciones, suavizado algunas expresiones y añadido ligeras transiciones para mejorar la experiencia de lectura:</text:p>
      <text:p text:style-name="Horizontal_20_Line"/>
      <text:h text:style-name="Heading_20_2" text:outline-level="2"><text:span text:style-name="Strong_20_Emphasis">2. La vida como una única criatura</text:span></text:h>
      <text:p text:style-name="Text_20_body">La variedad de formas que puede tomar un organismo viviente es asombrosa. Algunas parecen casi imposibles. Pero hay una criatura, todavía desconocida, cuya existencia no se revela a los sentidos, sino a la razón.<text:line-break/>Esa criatura es la vida misma.<text:line-break/>No una colección de seres vivos.<text:line-break/>Sino una sola entidad, inmensa, solitaria, oculta tras las apariencias.</text:p>
      <text:p text:style-name="Horizontal_20_Line"/>
      <text:h text:style-name="Heading_20_3" text:outline-level="3"><text:span text:style-name="Strong_20_Emphasis">2.1 Individuos y el espejismo del libre albedrío</text:span></text:h>
      <text:p text:style-name="Text_20_body">A simple vista, la vida parece ser eso: individuos.<text:line-break/>Cada uno con su forma, su especie, su mundo interior.<text:line-break/>Los vemos actuar, moverse, luchar, jugar, morir.<text:line-break/>Parecen libres. Parecen únicos.</text:p>
      <text:p text:style-name="Text_20_body">Pero fueron creados con un propósito.<text:line-break/>Cada uno de ellos. Incluso sin saberlo, incluso sin desearlo, cumple una función dentro de un sistema que no conoce.</text:p>
      <text:p text:style-name="Text_20_body">Existe una segunda realidad, invisible, silenciosa, que no perciben.<text:line-break/>Un proceso oculto que les da sentido.<text:line-break/>Un propósito común que atraviesa a todos los seres vivientes… y los une.</text:p>
      <text:p text:style-name="Horizontal_20_Line"/>
      <text:h text:style-name="Heading_20_3" text:outline-level="3"><text:span text:style-name="Strong_20_Emphasis">2.2 El árbol de la evolución: una sola raíz</text:span></text:h>
      <text:p text:style-name="Text_20_body">Toda la vida en la Tierra tiene un único origen.<text:line-break/>Un ancestro común, al que llamamos LUCA (Last Universal Common Ancestor).<text:line-break/>Desde ese punto de partida, la vida ha crecido como un árbol.</text:p>
      <text:p text:style-name="Text_20_body">A cada bifurcación, una nueva forma. A cada mutación, una nueva posibilidad.<text:line-break/>Y sin embargo, todo sigue conectado.<text:line-break/>Nuestro ADN todavía guarda rastros de aquel primer organismo.<text:line-break/>Humanos, hongos, peces, abejas… somos ramas del mismo árbol.</text:p>
      <text:p text:style-name="Horizontal_20_Line"/>
      <text:h text:style-name="Heading_20_3" text:outline-level="3"><text:soft-page-break/><text:span text:style-name="Strong_20_Emphasis">2.3 Especies e individuos: hojas de una misma rama</text:span></text:h>
      <text:p text:style-name="Text_20_body">Una especie es solo una familia extendida, una rama gruesa de ese árbol.<text:line-break/>Y los individuos son brotes efímeros: hojas que crecen, viven, y caen.<text:line-break/>Su destino es pasajero, pero su rama continúa.</text:p>
      <text:p text:style-name="Text_20_body">Incluso las nuevas especies, que parecen independientes, no son más que ramificaciones del mismo cuerpo viviente.<text:line-break/>La vida nunca comienza desde cero.<text:line-break/>Todo ser viviente es parte de la misma expansión, el mismo crecimiento.</text:p>
      <text:p text:style-name="Horizontal_20_Line"/>
      <text:h text:style-name="Heading_20_3" text:outline-level="3"><text:span text:style-name="Strong_20_Emphasis">2.4 Lo oculto: el espíritu que los atraviesa</text:span></text:h>
      <text:p text:style-name="Text_20_body">Pero hay algo más.<text:line-break/>Algo que no puede observarse con instrumentos.<text:line-break/>Una fuerza silenciosa que envuelve a todos los seres, que los conecta y los empuja hacia un objetivo desconocido.</text:p>
      <text:p text:style-name="Text_20_body">Un espíritu común, una misión compartida, una estructura invisible que convierte a todas las criaturas en piezas de una misma criatura.<text:line-break/>Como si cada organismo fuese una célula de un cuerpo mayor.</text:p>
      <text:p text:style-name="Horizontal_20_Line"/>
      <text:h text:style-name="Heading_20_3" text:outline-level="3"><text:span text:style-name="Strong_20_Emphasis">2.5 Arquitectura celular y fractalidad</text:span></text:h>
      <text:p text:style-name="Text_20_body">Toda criatura viviente está hecha de células.<text:line-break/>Pequeñas unidades organizadas, que juntas forman tejidos, órganos, cuerpos.<text:line-break/>Pero esta arquitectura no se detiene en el individuo.</text:p>
      <text:p text:style-name="Text_20_body">Del mismo modo, los individuos podrían ser células de una entidad mayor.<text:line-break/>La dimensión y la distancia nos engañan: el espacio entre los seres vivos no implica separación.<text:line-break/>Como los átomos de una molécula, las estrellas de una galaxia, o los datos en una red… lo que parece separado puede ser una sola cosa.</text:p>
      <text:p text:style-name="Horizontal_20_Line"/>
      <text:h text:style-name="Heading_20_3" text:outline-level="3"><text:span text:style-name="Strong_20_Emphasis">2.6 Una criatura gigantesca</text:span></text:h>
      <text:p text:style-name="Text_20_body">En el modelo que exploraremos, los individuos no son fines en sí mismos.<text:line-break/>Son unidades funcionales, programadas para cumplir un ciclo.</text:p>
      <text:p text:style-name="Text_20_body">Vistos desde la distancia correcta, forman una estructura.<text:line-break/>Una criatura inmensa, inteligente, distribuida, que vive en todo el planeta, y tal vez en todo el universo.</text:p>
      <text:p text:style-name="Text_20_body">Una criatura que no habla, no duerme, no envejece.<text:line-break/>Una criatura que piensa.<text:line-break/>Y piensa para siempre.</text:p>
      <text:p text:style-name="Horizontal_20_Line"><text:soft-page-break/></text:p>
      <text:p text:style-name="Text_20_body">¿Quieres que avancemos ahora con la <text:a xlink:type="simple" xlink:href="https://chatgpt.com/c/f" text:style-name="Internet_20_link" text:visited-style-name="Visited_20_Internet_20_Link">reescritura de la sección 3</text:a> con este mismo enfoque reflexivo, lógico y poétic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1T10:33:07.211000000</meta:creation-date>
    <dc:date>2025-06-21T10:38:02.415000000</dc:date>
    <meta:editing-duration>PT4M55S</meta:editing-duration>
    <meta:editing-cycles>1</meta:editing-cycles>
    <meta:document-statistic meta:table-count="0" meta:image-count="0" meta:object-count="0" meta:page-count="3" meta:paragraph-count="24" meta:word-count="629" meta:character-count="3863" meta:non-whitespace-character-count="3258"/>
    <meta:generator>LibreOffice/7.3.5.2$Windows_X86_64 LibreOffice_project/184fe81b8c8c30d8b5082578aee2fed2ea847c01</meta:generator>
  </office:meta>
</office:document-meta>
</file>